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officeooo:rsid="001999a9" officeooo:paragraph-rsid="001999a9" style:font-size-asian="18pt" style:font-size-complex="18pt"/>
    </style:style>
    <style:style style:name="P2" style:family="paragraph" style:parent-style-name="Standard">
      <style:text-properties fo:font-size="12pt" officeooo:rsid="001999a9" officeooo:paragraph-rsid="001999a9" style:font-size-asian="10.5pt" style:font-size-complex="12pt"/>
    </style:style>
    <style:style style:name="P3" style:family="paragraph" style:parent-style-name="Standard">
      <style:text-properties fo:font-size="12pt" officeooo:rsid="0019ff53" officeooo:paragraph-rsid="0019ff53" style:font-size-asian="10.5pt" style:font-size-complex="12pt"/>
    </style:style>
    <style:style style:name="P4" style:family="paragraph" style:parent-style-name="Standard">
      <style:text-properties officeooo:rsid="0019ff53" officeooo:paragraph-rsid="0019ff53"/>
    </style:style>
    <style:style style:name="P5" style:family="paragraph" style:parent-style-name="Standard">
      <style:text-properties officeooo:rsid="0020970f" officeooo:paragraph-rsid="0020970f"/>
    </style:style>
    <style:style style:name="P6" style:family="paragraph" style:parent-style-name="Standard">
      <style:text-properties officeooo:rsid="0020ed85" officeooo:paragraph-rsid="0020ed85"/>
    </style:style>
    <style:style style:name="P7" style:family="paragraph" style:parent-style-name="Standard">
      <style:text-properties officeooo:rsid="00228d8f" officeooo:paragraph-rsid="00228d8f"/>
    </style:style>
    <style:style style:name="P8" style:family="paragraph" style:parent-style-name="Standard">
      <style:text-properties officeooo:rsid="00240d66" officeooo:paragraph-rsid="00240d66"/>
    </style:style>
    <style:style style:name="P9" style:family="paragraph" style:parent-style-name="Table_20_Contents">
      <style:text-properties fo:font-size="12pt" officeooo:rsid="001999a9" officeooo:paragraph-rsid="001999a9" style:font-size-asian="10.5pt" style:font-size-complex="12pt"/>
    </style:style>
    <style:style style:name="P10" style:family="paragraph" style:parent-style-name="Table_20_Contents">
      <style:text-properties fo:font-size="12pt" officeooo:rsid="0019ff53" officeooo:paragraph-rsid="0019ff53" style:font-size-asian="10.5pt" style:font-size-complex="12pt"/>
    </style:style>
    <style:style style:name="T1" style:family="text">
      <style:text-properties officeooo:rsid="001b1a9c"/>
    </style:style>
    <style:style style:name="T2" style:family="text">
      <style:text-properties officeooo:rsid="0020ed85"/>
    </style:style>
    <style:style style:name="T3" style:family="text">
      <style:text-properties officeooo:rsid="00228d8f"/>
    </style:style>
    <style:style style:name="T4" style:family="text">
      <style:text-properties officeooo:rsid="00240d66"/>
    </style:style>
    <style:style style:name="T5" style:family="text">
      <style:text-properties fo:font-size="12pt" style:font-size-asian="12pt" style:font-size-complex="12pt"/>
    </style:style>
    <style:style style:name="T6" style:family="text">
      <style:text-properties fo:font-size="12pt" officeooo:rsid="00240d66" style:font-size-asian="12pt" style:font-size-complex="12pt"/>
    </style:style>
    <style:style style:name="T7" style:family="text">
      <style:text-properties officeooo:rsid="00240ff9"/>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s ist Widerstand?<text:tab/><text:tab/><text:tab/><text:tab/><text:tab/><text:span text:style-name="T5"><text:tab/></text:span><text:span text:style-name="T6">Daniel Bruckner</text:span></text:p>
      <text:p text:style-name="P1"/>
      <text:p text:style-name="P2">Nr.1 </text:p>
      <text:p text:style-name="P2"/>
      <text:p text:style-name="P2"/>
      <table:table table:name="Tabelle1" table:style-name="Tabelle1">
        <table:table-column table:style-name="Tabelle1.A"/>
        <table:table-column table:style-name="Tabelle1.B"/>
        <table:table-row>
          <table:table-cell table:style-name="Tabelle1.A1" office:value-type="string">
            <text:p text:style-name="P9">Beispiel</text:p>
          </table:table-cell>
          <table:table-cell table:style-name="Tabelle1.B1" office:value-type="string">
            <text:p text:style-name="P9">Form des Wiederstandes</text:p>
          </table:table-cell>
        </table:table-row>
        <table:table-row>
          <table:table-cell table:style-name="Tabelle1.A2" office:value-type="string">
            <text:p text:style-name="P2">Nicht wenige Schriftsteller und Künstler zogen sich aus er Politik ins Privatleben zurück.</text:p>
          </table:table-cell>
          <table:table-cell table:style-name="Tabelle1.B2" office:value-type="string">
            <text:p text:style-name="P9">Nonkonformität</text:p>
          </table:table-cell>
        </table:table-row>
        <table:table-row>
          <table:table-cell table:style-name="Tabelle1.A2" office:value-type="string">
            <text:p text:style-name="P9">Der Münchner Staatsanwalt Wintersberg versuchte 1933 hartnäckig, aber vergeblich, Mörder aus den Reihen der SA vor Gericht zu bringen, obwohl dies politisch unerwünscht war. Er widersetzte sich den Zumutungen des Regimes, ohne auf dessen Überwindung hinzuarbeiten.</text:p>
          </table:table-cell>
          <table:table-cell table:style-name="Tabelle1.B2" office:value-type="string">
            <text:p text:style-name="P9">Verweigerung. Er verweigert dem Regime die treue, da er versuchte dieses passiv zu bestrafen (Gerichtsurteil).</text:p>
          </table:table-cell>
        </table:table-row>
        <table:table-row>
          <table:table-cell table:style-name="Tabelle1.A2" office:value-type="string">
            <text:p text:style-name="P9">Ende Februar 1943 demonstrierten rund 200 nichtjüdische Frauen in der Berliner Rosenstraße eine Woche lang für die Freilassung ihrer verhafteten jüdischen Männer. Sie beendeten ihre Aktion, als man ihre Forderungen erfüllte. </text:p>
          </table:table-cell>
          <table:table-cell table:style-name="Tabelle1.B2" office:value-type="string">
            <text:p text:style-name="P9">Protest in vorm von einer Demonstration.</text:p>
          </table:table-cell>
        </table:table-row>
        <table:table-row>
          <table:table-cell table:style-name="Tabelle1.A2" office:value-type="string">
            <text:p text:style-name="P9">Einzelne Personen drückten ihre Unzufriedenheit aus, indem sie für Statten spionierten, gegen die das „Dritte Reich“ Krieg führte, sich als deutsche Kriegsgefangene im Ausland engagierten (so z.B. innerhalb des Nationalkomitee Freies Deutschland in der Sowjetunion) oder aus der Wehrmacht desertierten. </text:p>
          </table:table-cell>
          <table:table-cell table:style-name="Tabelle1.B2" office:value-type="string">
            <text:p text:style-name="P9">Verweigerung bis zu aktiven Widerstand in Form von Desorientierung zum Feind. </text:p>
            <text:p text:style-name="P9"/>
          </table:table-cell>
        </table:table-row>
        <table:table-row>
          <table:table-cell table:style-name="Tabelle1.A2" office:value-type="string">
            <text:p text:style-name="P10">In den letzten Kriegstagen entwaffnete der Bauer Friedrich Hanselmann aus dem württembergischen Brettheim vier Hitlerjungen, die das Dorf verteidigen sollten. Die SS verurteilte ihn dafür vor einem Standgericht zum Tode. Allerdings verweigerte Bürgermeister Gackstatter und NS-Ortsgruppenleiter Wolfmeyer ihre Unterschrift unter das Todesurteil. Alle drei Männer wurden am 10. April 1945 auf dem Brettheimer Friedhof erhängt. </text:p>
          </table:table-cell>
          <table:table-cell table:style-name="Tabelle1.B2" office:value-type="string">
            <text:p text:style-name="P10">Verweigerung, da sie nicht unterschreiben wollten. </text:p>
          </table:table-cell>
        </table:table-row>
      </table:table>
      <text:p text:style-name="P2"/>
      <text:p text:style-name="P2"/>
      <text:p text:style-name="P3">Ich finde das Schema von Detlev Peukert gut zur Unterteilung der Formen des Wiederstandes. Doch z.B. im Fall des Anwaltes wusste ich nicht sicher ob <text:span text:style-name="T1">es</text:span> sich um eine Nonkonformität handelt oder eine Verweigerung. </text:p>
      <text:p text:style-name="P4">Eine andere Interessante Einteilung meiner Meinung nach wäre gewesen die Formen in Passiven und Aktiven Widerstand einzuteilen. </text:p>
      <text:p text:style-name="P4"><draw:frame draw:style-name="fr1" draw:name="Objekt1" text:anchor-type="paragraph" svg:x="0.635cm" svg:y="2.402cm" svg:width="0.041cm" svg:height="0.041cm" draw:z-index="0"><draw:object xlink:href="./Object 1" xlink:type="simple" xlink:show="embed" xlink:actuate="onLoad"/><draw:image xlink:href="./ObjectReplacements/Object 1" xlink:type="simple" xlink:show="embed" xlink:actuate="onLoad"/></draw:frame></text:p>
      <text:p text:style-name="P4"/>
      <text:p text:style-name="P5">Nr.7 Laut Norbert Lammert gibt es 4 wichtige Nachhaltige Wirkungen des Wiederstandes.</text:p>
      <text:p text:style-name="P5"><text:soft-page-break/>Die erste ist, dass durch den Widerstand das Ansehens Deutschland <text:span text:style-name="T7">sich </text:span>in der Welt verbessert hat. Die anderen Länder bemerken das nicht jeder Deutsche blind/vollkommen hinter Hitlers Machenschaften stand. Die zweite ist das die Bevölkerung einen gesunden „liebe“ zu ihrem Land pflegt. Das eigene Land ist weder schlechter noch besser als andere Länder. Der dritte Grund ist dass der Widerstand als eine der Grundpfeiler zur Wiederentdeckung des <text:span text:style-name="T2">Rechtsstaates</text:span> in Deutschland ist. Der letzte Grund ist dass dank dem Widerstand in den Grundgesetzen ein Recht auf Widerstand festgelegt wurde. Der verhindern soll d<text:span text:style-name="T2">as die Demokratie als Herrschaftsform versagt. </text:span></text:p>
      <text:p text:style-name="P5"/>
      <text:p text:style-name="P6">Durch das Recht auf Widerstand konnte bis heute sicher gestellt werden das es nicht wieder zu einer Unterdrückung kommt. </text:p>
      <text:p text:style-name="P5"/>
      <text:p text:style-name="P5"/>
      <text:p text:style-name="P5"/>
      <text:p text:style-name="P6">Nr.8 <text:span text:style-name="T3">Zur Zeit des dritten Reiches war die Anzahl an Menschen die gegen Hitler agierten bescheiden.</text:span></text:p>
      <text:p text:style-name="P7">Schätzungen nach handelte es sich nur um 0,2% der Bevölkerung also 140000 Menschen damals. Dadurch das der Widerstand nur einen so kleinen Anteil in der Bevölkerung war konnte er nur schwer etwas ausrichten. Es war z.B sehr schwierig jemanden in der NS-Gesellschaft zu überreden dem Widerstand bei zu treten. Das hatte mehrere Gründe. Einer davon war dass die meisten Menschen das Regime Hitlers mochten, da seid dem er reagierte die Arbeitslosenquote sehr niedrig war. Ein anderer Grund war das viele Menschen nicht auffallen wollten bzw. sich in Gefahr bringen wollten und sich einfach der großen Masse anpassten, also der NS-Gesellschaft beitraten. <text:span text:style-name="T4">Trotz der fehlenden großen Erfolge des Widerstands steht er für die Weltanschauung der Menschen und ihren Mut.</text:span></text:p>
      <text:p text:style-name="P7"/>
      <text:p text:style-name="P7"/>
      <text:p text:style-name="P8">Nr.9 a) Welche Bedeutung hat die Auseinandersetzung mit der Geschichte des Nationalsozialismus für die heutige Gesellschaft.</text:p>
      <text:p text:style-name="P8"/>
      <text:p text:style-name="P8">- Wichtig für die Aufklärung</text:p>
      <text:p text:style-name="P6">- <text:span text:style-name="T4">Mögliche Verhinderung einer Wiederholung</text:span></text:p>
      <text:p text:style-name="P6">- <text:span text:style-name="T4">Hinterfragen der Politik, vor allem bei kritischen Themen.</text:span></text:p>
      <text:p text:style-name="P6">- <text:span text:style-name="T4">Gehört auch zur deutschen Geschichte wie alles andere.</text:span></text:p>
      <text:p text:style-name="P6">- <text:span text:style-name="T4">Aufzeigen der Probleme von blindem Vertrauen.</text:span></text:p>
      <text:p text:style-name="P6"/>
      <text:p text:style-name="P6"/>
      <text:p text:style-name="P8">b)</text:p>
      <text:p text:style-name="P8">Was können wir in Auseinandersetzung mit der Geschichte des nationalsozialistischen Deutschlands lernen?</text:p>
      <text:p text:style-name="P8"/>
      <text:p text:style-name="P8">- Niemanden blind vertrauen</text:p>
      <text:p text:style-name="P8">- Nicht immer der großen Gruppe folgen.</text:p>
      <text:p text:style-name="P8">- Hinterfragen von kritischen Themen</text:p>
      <text:p text:style-name="P8">- Aus Fehlern lernen</text:p>
      <text:p text:style-name="P8">- Deutschlands Vergangenheit besser Verstehen (Was und Warum ist das so?)</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7T15:07:08.482000000</meta:creation-date>
    <dc:date>2020-05-21T21:22:18.491000000</dc:date>
    <meta:editing-duration>PT14M54S</meta:editing-duration>
    <meta:editing-cycles>3</meta:editing-cycles>
    <meta:generator>LibreOffice/6.3.2.2$Windows_X86_64 LibreOffice_project/98b30e735bda24bc04ab42594c85f7fd8be07b9c</meta:generator>
    <meta:document-statistic meta:table-count="1" meta:image-count="0" meta:object-count="1" meta:page-count="2" meta:paragraph-count="34" meta:word-count="632" meta:character-count="4398" meta:non-whitespace-character-count="3785"/>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draw:stroke="solid" svg:stroke-color="#b3b3b3" draw:fill="none" draw:fill-color="#e6e6e6"/>
    </style:style>
    <style:style style:name="ch6" style:family="chart">
      <style:graphic-properties svg:stroke-color="#b3b3b3" draw:fill-color="#cccccc"/>
    </style:style>
  </office:automatic-styles>
  <office:body>
    <office:chart>
      <chart:chart svg:width="0.04cm" svg:height="0.04cm" xlink:href="." xlink:type="simple" chart:class="chart:bar" chart:style-name="ch1">
        <chart:plot-area chart:style-name="ch2" chart:data-source-has-labels="both" svg:x="0cm" svg:y="0cm" svg:width="0.04cm" svg:height="0.04cm">
          <chartooo:coordinate-region svg:x="0.027cm" svg:y="0.013cm" svg:width="0.013cm" svg:height="0.013cm"/>
          <chart:axis chart:dimension="x" chart:name="primary-x" chart:style-name="ch3" chartooo:axis-type="auto">
            <chartooo:date-scale/>
            <chart:categories table:cell-range-address="local-table.$A$2:.$A$1"/>
          </chart:axis>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